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ad4" officeooo:paragraph-rsid="00197ad4"/>
    </style:style>
    <style:style style:name="P2" style:family="paragraph" style:parent-style-name="Standard">
      <style:text-properties officeooo:paragraph-rsid="001a3836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a3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- SAHIL PRAOMD GAVANDE</text:p>
      <text:p text:style-name="P1">ROLL NO :- 2021300021</text:p>
      <text:p text:style-name="P1">COMP<text:span text:style-name="T1">A (C)</text:span></text:p>
      <text:p text:style-name="P1"/>
      <text:p text:style-name="P2"><text:span text:style-name="T1">INPUT :-</text:span></text:p>
      <text:p text:style-name="P2"><text:span text:style-name="T1"><text:s/>#include &lt;stdio.h&gt;</text:span></text:p>
      <text:p text:style-name="P2">#include &lt;stdlib.h&gt;</text:p>
      <text:p text:style-name="P2">#include &lt;math.h&gt;</text:p>
      <text:p text:style-name="P2"/>
      <text:p text:style-name="P2">long fact(int num){</text:p>
      <text:p text:style-name="P2"><text:s text:c="4"/>if(num == 0){</text:p>
      <text:p text:style-name="P2"><text:s text:c="8"/>return num;</text:p>
      <text:p text:style-name="P2"><text:s text:c="4"/>}</text:p>
      <text:p text:style-name="P2"><text:s text:c="4"/>else{</text:p>
      <text:p text:style-name="P2"><text:s text:c="8"/>return num*fact(num-1);</text:p>
      <text:p text:style-name="P2"><text:s text:c="4"/>}</text:p>
      <text:p text:style-name="P2">}</text:p>
      <text:p text:style-name="P2">void main(){</text:p>
      <text:p text:style-name="P2"/>
      <text:p text:style-name="P2"><text:s text:c="4"/>printf("Function 1: n\n");</text:p>
      <text:p text:style-name="P2"><text:s text:c="4"/>for(double i = 0;i&lt;=100;i++) {</text:p>
      <text:p text:style-name="P2"><text:s text:c="8"/>printf("%.3lf\n",i);</text:p>
      <text:p text:style-name="P2"><text:s text:c="4"/>}</text:p>
      <text:p text:style-name="P2"/>
      <text:p text:style-name="P2"/>
      <text:p text:style-name="P2"><text:s text:c="4"/>printf("Function 2: 2 raised to root 2 log n\n");</text:p>
      <text:p text:style-name="P2"><text:s text:c="4"/>for(double i = 0;i&lt;=100;i++){</text:p>
      <text:p text:style-name="P2"><text:s text:c="8"/>printf("%.3lf\n", pow(2, sqrt(2*log2(i))));</text:p>
      <text:p text:style-name="P2"><text:s text:c="4"/>}</text:p>
      <text:p text:style-name="P2"/>
      <text:p text:style-name="P2"><text:s text:c="4"/>printf("Function 3: n cube\n");</text:p>
      <text:p text:style-name="P2"><text:s text:c="4"/>for(double i=0;i&lt;=100;i++){</text:p>
      <text:p text:style-name="P2"><text:s text:c="8"/>printf("%.0lf\n",pow(i,3));</text:p>
      <text:p text:style-name="P2"><text:s text:c="8"/></text:p>
      <text:p text:style-name="P2"><text:s text:c="4"/>}</text:p>
      <text:p text:style-name="P2"/>
      <text:p text:style-name="P2"><text:s text:c="4"/>printf("Function 4: ln n\n");</text:p>
      <text:p text:style-name="P2"><text:s text:c="4"/>for(double i = 0;i&lt;=100;i++) {</text:p>
      <text:p text:style-name="P2"><text:s text:c="8"/>printf("%.3lf\n",log(i));</text:p>
      <text:p text:style-name="P2"><text:s text:c="4"/>}</text:p>
      <text:p text:style-name="P2"/>
      <text:p text:style-name="P2"/>
      <text:p text:style-name="P2"><text:s text:c="4"/>printf("Function 5: (3/2) raised to n\n");</text:p>
      <text:p text:style-name="P2"><text:s text:c="4"/>for(double i = 0;i&lt;=100;i++) {</text:p>
      <text:p text:style-name="P2"><text:s text:c="8"/>printf("%.3lf\n",pow((3.0/2.0),i));</text:p>
      <text:p text:style-name="P2"><text:s text:c="4"/>}</text:p>
      <text:p text:style-name="P2"/>
      <text:p text:style-name="P2"><text:s text:c="4"/>printf("Function 6: 2 raised to 2 raised to n\n");</text:p>
      <text:p text:style-name="P2"><text:s text:c="4"/>for(double i = 0;i&lt;=100;i++) {</text:p>
      <text:p text:style-name="P2"><text:s text:c="8"/>printf("%.3lf\n",pow(2,pow(2,i)));</text:p>
      <text:p text:style-name="P2"><text:s text:c="4"/>}</text:p>
      <text:p text:style-name="P2"/>
      <text:p text:style-name="P2"><text:soft-page-break/><text:s text:c="5"/>printf("Function 7: 2 raised to log n\n");</text:p>
      <text:p text:style-name="P2"><text:s text:c="4"/>for(double i = 0;i&lt;=100;i++) {</text:p>
      <text:p text:style-name="P2"><text:s text:c="8"/>printf("%.3lf\n",pow(2,log2(i)));</text:p>
      <text:p text:style-name="P2"><text:s text:c="4"/>}</text:p>
      <text:p text:style-name="P2"/>
      <text:p text:style-name="P2"><text:s text:c="4"/>printf("Function 8: 2 raised to 2 raised to n+1\n");</text:p>
      <text:p text:style-name="P2"><text:s text:c="4"/>for(double i = 0;i&lt;=100;i++) {</text:p>
      <text:p text:style-name="P2"><text:s text:c="8"/>printf("%.3lf\n",pow(2,pow(2,i+1)));</text:p>
      <text:p text:style-name="P2"><text:s text:c="4"/>}</text:p>
      <text:p text:style-name="P2"/>
      <text:p text:style-name="P2"><text:s text:c="4"/>printf("Function 9: e raised to n\n");</text:p>
      <text:p text:style-name="P2"><text:s text:c="4"/>for(double i = 0;i&lt;=100;i++) {</text:p>
      <text:p text:style-name="P2"><text:s text:c="8"/>printf("%.3lf\n",exp(i));</text:p>
      <text:p text:style-name="P2"><text:s text:c="4"/>}</text:p>
      <text:p text:style-name="P2"/>
      <text:p text:style-name="P2"/>
      <text:p text:style-name="P2"><text:s text:c="4"/>printf("Function 10: n log n\n");</text:p>
      <text:p text:style-name="P2"><text:s text:c="4"/>for(double i = 0;i&lt;=100;i++) {</text:p>
      <text:p text:style-name="P2"><text:s text:c="8"/>printf("%.3lf\n",i * log2(i));</text:p>
      <text:p text:style-name="P2"><text:s text:c="4"/>}</text:p>
      <text:p text:style-name="P2"/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25:07.991277083</meta:creation-date>
    <dc:date>2023-02-20T12:48:08.361449176</dc:date>
    <meta:editing-duration>PT12M40S</meta:editing-duration>
    <meta:editing-cycles>1</meta:editing-cycles>
    <meta:document-statistic meta:table-count="0" meta:image-count="0" meta:object-count="0" meta:page-count="2" meta:paragraph-count="58" meta:word-count="168" meta:character-count="1455" meta:non-whitespace-character-count="1102"/>
    <meta:generator>LibreOffice/6.4.7.2$Linux_X86_64 LibreOffice_project/40$Build-2</meta:generator>
  </office:meta>
</office:document-meta>
</file>